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eab56" officeooo:paragraph-rsid="001eab56"/>
    </style:style>
    <style:style style:name="P3" style:family="paragraph" style:parent-style-name="Text_20_body">
      <style:text-properties officeooo:paragraph-rsid="001eab56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1dcee7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eab56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rsid="001dcee7" officeooo:paragraph-rsid="001dcee7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1dcee7" officeooo:paragraph-rsid="001ec32b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dcee7" officeooo:paragraph-rsid="001dcee7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ec32b" officeooo:paragraph-rsid="001ec32b"/>
    </style:style>
    <style:style style:name="T1" style:family="text">
      <style:text-properties officeooo:rsid="001dcee7"/>
    </style:style>
    <style:style style:name="T2" style:family="text">
      <style:text-properties officeooo:rsid="001eab56"/>
    </style:style>
    <style:style style:name="T3" style:family="text">
      <style:text-properties officeooo:rsid="001ec32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c32b" style:font-style-asian="normal" style:font-style-complex="normal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heodor Marius Wienert <text:s/>Websec TextTwist Clone 24<text:span text:style-name="T6">th</text:span> of September 2019</text:p>
      <text:p text:style-name="P11"/>
      <text:list xml:id="list47269773" text:style-name="L1">
        <text:list-item>
          <text:p text:style-name="P5">What is your project? </text:p>
        </text:list-item>
      </text:list>
      <text:p text:style-name="P4"/>
      <text:list xml:id="list41241781898926" text:continue-numbering="true" text:style-name="L1">
        <text:list-header>
          <text:p text:style-name="P8">My project is a simple text twist clone</text:p>
          <text:p text:style-name="P8"/>
        </text:list-header>
        <text:list-item>
          <text:p text:style-name="P5">Give me step by step instructions to get it running. (This might involve sharing execute ability on a cloud9 space with 'AndyNovo'.) </text:p>
          <text:p text:style-name="P5"/>
          <text:p text:style-name="P5"><text:span text:style-name="T1">go to </text:span><text:a xlink:type="simple" xlink:href="https://ssccrrabbllees.herokuapp.com/" text:style-name="Internet_20_link" text:visited-style-name="Visited_20_Internet_20_Link">https://ssccrrabbllees.herokuapp.com/</text:a></text:p>
          <text:p text:style-name="P9">the code is here <text:a xlink:type="simple" xlink:href="https://github.com/theodorun/heroku-play" text:style-name="Internet_20_link" text:visited-style-name="Visited_20_Internet_20_Link">https://github.com/theodorun/heroku-play</text:a> <text:span text:style-name="T3">(based on the </text:span>heroku-<text:span text:style-name="T3">play you provided)</text:span></text:p>
          <text:p text:style-name="P8"/>
        </text:list-item>
        <text:list-item>
          <text:p text:style-name="P6">Who did you work with? If part of a group, how would you describe your role?</text:p>
          <text:p text:style-name="P6"/>
          <text:p text:style-name="P8">I worked alone.</text:p>
          <text:p text:style-name="P8"/>
        </text:list-item>
        <text:list-item>
          <text:p text:style-name="P5">How many hours did you work on this? </text:p>
          <text:p text:style-name="P5"/>
          <text:p text:style-name="P8">About <text:span text:style-name="T3">25</text:span></text:p>
          <text:p text:style-name="P8"/>
        </text:list-item>
        <text:list-item>
          <text:p text:style-name="P5">List your "a-ha" moments. (When something useful clicked for you.) </text:p>
          <text:p text:style-name="P5"/>
          <text:p text:style-name="P8">My biggest aha moment was when I finally got the PHP running and understood how the permutation of the string worked.</text:p>
          <text:p text:style-name="P8"><text:s/></text:p>
        </text:list-item>
        <text:list-item>
          <text:p text:style-name="P7">What parts of your project do you wish to improve? How many hours do you estimate your improvements will take?</text:p>
          <text:p text:style-name="P7"><text:s/></text:p>
          <text:p text:style-name="P8">The design (5 hours)</text:p>
          <text:p text:style-name="P8"/>
        </text:list-item>
      </text:list>
      <text:p text:style-name="P10"><text:tab/>A user login which tracks the score instead of a cookie (5 hours)</text:p>
      <text:p text:style-name="P10"/>
      <text:list xml:id="list41242769172301" text:continue-numbering="true" text:style-name="L1">
        <text:list-item>
          <text:p text:style-name="P1">What is your overall impression of the experience? Which skills do you want to keep in your future? </text:p>
        </text:list-item>
      </text:list>
      <text:p text:style-name="P2"><text:tab/>I really liked to build the application, I could advance my skills in JS and HTML and used <text:tab/>PHP for the first time. </text:p>
      <text:p text:style-name="P2"><text:tab/>I definitely want to remember how the <text:span text:style-name="T1">permutation </text:span>function<text:span text:style-name="T1"> </text:span>is working, as well I think its <text:tab/>quite important to know JS. I definitely will invest some more of my free time to build a <text:tab/>login <text:s/>and some more features so I can add the project to my portfolio. </text:p>
      <text:p text:style-name="P2"/>
      <text:p text:style-name="P2"/>
      <text:p text:style-name="P2"/>
      <text:p text:style-name="P2"><text:soft-page-break/></text:p>
      <text:p text:style-name="P2"/>
      <text:p text:style-name="P2"><text:tab/>In general I like to work on Projects because, every time I work on one , I get better in: </text:p>
      <text:p text:style-name="P2"><text:tab/><text:span text:style-name="T3">1) </text:span>Making a mock up for the general logic;</text:p>
      <text:p text:style-name="P2"><text:s/><text:tab/><text:span text:style-name="T3">2) googling</text:span> <text:span text:style-name="T3">(</text:span>fast<text:span text:style-name="T3">)</text:span> the needed code snippets and make a useful code out of them </text:p>
      <text:p text:style-name="P3"><text:span text:style-name="T2"><text:tab/>that are the are probably </text:span>the <text:span text:style-name="T4">most </text:span><text:span text:style-name="Emphasis"><text:span text:style-name="T4">useful </text:span></text:span><text:span text:style-name="Emphasis"><text:span text:style-name="T5">skills, because they are not bounded to a certain <text:tab/>programming languag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3:39:05.571267558</meta:creation-date>
    <dc:date>2019-09-24T04:12:41.219211910</dc:date>
    <meta:editing-duration>PT3M5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2" meta:paragraph-count="24" meta:word-count="314" meta:character-count="1739" meta:non-whitespace-character-count="1429"/>
  </office:meta>
</office:document-meta>
</file>